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master-page-name="">
      <style:table-properties style:width="17cm" style:page-number="auto" fo:break-before="auto" fo:break-after="auto" table:align="left" fo:keep-with-next="auto"/>
    </style:style>
    <style:style style:name="Tableau1.A" style:family="table-column">
      <style:table-column-properties style:column-width="6.001cm"/>
    </style:style>
    <style:style style:name="Tableau1.B" style:family="table-column">
      <style:table-column-properties style:column-width="4.669cm"/>
    </style:style>
    <style:style style:name="Tableau1.C" style:family="table-column">
      <style:table-column-properties style:column-width="6.331cm"/>
    </style:style>
    <style:style style:name="Tableau1.A1" style:family="table-cell">
      <style:table-cell-properties style:vertical-align="middle" fo:padding-left="0.318cm" fo:padding-right="0.318cm" fo:padding-top="0.212cm" fo:padding-bottom="0.212cm" fo:border="0.05pt solid #000000"/>
    </style:style>
    <style:style style:name="Tableau2" style:family="table" style:master-page-name="">
      <style:table-properties style:width="16.177cm" style:page-number="auto" fo:break-before="auto" fo:break-after="auto" table:align="left" fo:keep-with-next="auto"/>
    </style:style>
    <style:style style:name="Tableau2.A" style:family="table-column">
      <style:table-column-properties style:column-width="3.339cm"/>
    </style:style>
    <style:style style:name="Tableau2.B" style:family="table-column">
      <style:table-column-properties style:column-width="2.91cm"/>
    </style:style>
    <style:style style:name="Tableau2.C" style:family="table-column">
      <style:table-column-properties style:column-width="1.833cm"/>
    </style:style>
    <style:style style:name="Tableau2.D" style:family="table-column">
      <style:table-column-properties style:column-width="8.094cm"/>
    </style:style>
    <style:style style:name="Tableau2.A1" style:family="table-cell">
      <style:table-cell-properties style:vertical-align="middle" fo:padding-left="0.318cm" fo:padding-right="0.318cm" fo:padding-top="0.212cm" fo:padding-bottom="0.212cm" fo:border="0.05pt solid #000000"/>
    </style:style>
    <style:style style:name="Tableau3" style:family="table" style:master-page-name="">
      <style:table-properties style:width="17cm" style:page-number="auto" fo:break-before="auto" fo:break-after="auto" table:align="left" fo:keep-with-next="auto"/>
    </style:style>
    <style:style style:name="Tableau3.A" style:family="table-column">
      <style:table-column-properties style:column-width="3.912cm"/>
    </style:style>
    <style:style style:name="Tableau3.B" style:family="table-column">
      <style:table-column-properties style:column-width="6.472cm"/>
    </style:style>
    <style:style style:name="Tableau3.C" style:family="table-column">
      <style:table-column-properties style:column-width="6.616cm"/>
    </style:style>
    <style:style style:name="Tableau3.A1" style:family="table-cell">
      <style:table-cell-properties style:vertical-align="middle" fo:padding-left="0.318cm" fo:padding-right="0.318cm" fo:padding-top="0.212cm" fo:padding-bottom="0.212cm" fo:border="0.05pt solid #000000"/>
    </style:style>
    <style:style style:name="Tableau4" style:family="table" style:master-page-name="">
      <style:table-properties style:width="17cm" style:page-number="auto" fo:break-before="auto" fo:break-after="auto" table:align="left" fo:keep-with-next="auto"/>
    </style:style>
    <style:style style:name="Tableau4.A" style:family="table-column">
      <style:table-column-properties style:column-width="3.859cm"/>
    </style:style>
    <style:style style:name="Tableau4.B" style:family="table-column">
      <style:table-column-properties style:column-width="6.394cm"/>
    </style:style>
    <style:style style:name="Tableau4.C" style:family="table-column">
      <style:table-column-properties style:column-width="6.747cm"/>
    </style:style>
    <style:style style:name="Tableau4.A1" style:family="table-cell">
      <style:table-cell-properties style:vertical-align="middle" fo:padding-left="0.318cm" fo:padding-right="0.318cm" fo:padding-top="0.212cm" fo:padding-bottom="0.212cm" fo:border="0.05pt solid #000000"/>
    </style:style>
    <style:style style:name="Tableau5" style:family="table" style:master-page-name="">
      <style:table-properties style:width="17cm" style:page-number="auto" fo:break-before="auto" fo:break-after="auto" table:align="left" fo:keep-with-next="auto"/>
    </style:style>
    <style:style style:name="Tableau5.A" style:family="table-column">
      <style:table-column-properties style:column-width="4.001cm"/>
    </style:style>
    <style:style style:name="Tableau5.B" style:family="table-column">
      <style:table-column-properties style:column-width="4.75cm"/>
    </style:style>
    <style:style style:name="Tableau5.C" style:family="table-column">
      <style:table-column-properties style:column-width="4.168cm"/>
    </style:style>
    <style:style style:name="Tableau5.D" style:family="table-column">
      <style:table-column-properties style:column-width="4.082cm"/>
    </style:style>
    <style:style style:name="Tableau5.A1" style:family="table-cell">
      <style:table-cell-properties style:vertical-align="middle" fo:padding-left="0.318cm" fo:padding-right="0.318cm" fo:padding-top="0.212cm" fo:padding-bottom="0.212cm" fo:border="0.05pt solid #000000"/>
    </style:style>
    <style:style style:name="P1" style:family="paragraph" style:parent-style-name="Heading_20_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2"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3"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4"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style:style>
    <style:style style:name="P5"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style>
    <style:style style:name="P6"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f1f1f" loext:opacity="100%" style:font-name="Google Sans Text" loext:padding="0cm" loext:border="none"/>
    </style:style>
    <style:style style:name="P7" style:family="paragraph" style:parent-style-name="Table_20_Contents">
      <style:paragraph-properties fo:margin-left="0cm" fo:margin-right="0cm" fo:margin-top="0cm" fo:margin-bottom="0cm" style:contextual-spacing="false" fo:line-height="114%" fo:orphans="2" fo:widows="2" fo:text-indent="0cm" style:auto-text-indent="false" fo:padding="0cm" fo:border="none" fo:keep-with-next="auto"/>
      <style:text-properties fo:color="#1f1f1f" loext:opacity="100%" style:font-name="Google Sans Text" loext:padding="0cm" loext:border="none"/>
    </style:style>
    <style:style style:name="P8"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loext:padding="0cm" loext:border="none"/>
    </style:style>
    <style:style style:name="P9"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loext:padding="0cm" loext:border="none"/>
    </style:style>
    <style:style style:name="P10"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f1f1f" loext:opacity="100%" style:font-name="Google Sans Text" fo:font-weight="bold" loext:padding="0cm" loext:border="none"/>
    </style:style>
    <style:style style:name="P11"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2"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loext:padding="0cm" loext:border="none"/>
    </style:style>
    <style:style style:name="P13"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4"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5"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6"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7"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loext:padding="0cm" loext:border="none"/>
    </style:style>
    <style:style style:name="P18"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P19"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loext:padding="0cm" loext:border="none"/>
    </style:style>
    <style:style style:name="P20"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loext:padding="0cm" loext:border="none"/>
    </style:style>
    <style:style style:name="P21"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Google Sans Text"/>
    </style:style>
    <style:style style:name="T1" style:family="text">
      <style:text-properties loext:padding="0cm" loext:border="none"/>
    </style:style>
    <style:style style:name="T2" style:family="text">
      <style:text-properties fo:color="#1f1f1f" loext:opacity="100%" style:font-name="Google Sans Text" loext:padding="0cm" loext:border="none"/>
    </style:style>
    <style:style style:name="T3" style:family="text">
      <style:text-properties fo:color="#1f1f1f" loext:opacity="100%" style:font-name="Google Sans Text" style:font-name-asian="Google Sans Text" style:font-name-complex="Google Sans Text"/>
    </style:style>
    <style:style style:name="T4" style:family="text">
      <style:text-properties fo:font-weight="bold"/>
    </style:style>
    <style:style style:name="T5" style:family="text">
      <style:text-properties fo:font-weight="bold"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d'Analyse Stratégique : Cuure et l'Industrie de la Nutraceutique Personnalisée en 2025</text:h>
      <text:h text:style-name="P2" text:outline-level="2">Dynamiques et Évolutions du Marché de la Nutraceutique en 2025</text:h>
      <text:p text:style-name="P3"><text:bookmark text:name="p-c_e56272894ef3b125_aec389a1-d08e-46f7-9cc8-39daa8f49ae6-25"/><text:span text:style-name="T1">Le marché français des compléments alimentaires atteint en 2025 une phase de maturité structurelle sans précédent, portée par une convergence entre la santé préventive, les avancées biotechnologiques et une personnalisation poussée à l'extrême. Avec un chiffre d'affaires total estimé à 2,9 milliards d'euros pour l'année 2025, le secteur affiche une résilience remarquable malgré un contexte économique global complexe, porté par un taux de croissance annuel moyen situé entre $3\%$ et $5,7\%$. Cette dynamique s'explique par un changement profond des comportements de consommation : le passage d'une logique curative ponctuelle à une gestion proactive du "capital santé".</text:span></text:p>
      <text:p text:style-name="P3"><text:bookmark text:name="p-c_e56272894ef3b125_aec389a1-d08e-46f7-9cc8-39daa8f49ae6-26"/><text:span text:style-name="T1">L'analyse des segments de marché révèle que la vitalité et l'immunité demeurent les préoccupations majeures des Français, tandis que la nutrition sportive connaît la progression la plus fulgurante avec une hausse de $8,4\%$. Le segment du sommeil, du stress et de la digestion suit de près, reflétant les enjeux de santé mentale et de bien-être intestinal qui dominent le discours public en 2025.</text:span></text:p>
      <text:h text:style-name="P4" text:outline-level="3">Indicateurs Fondamentaux du Marché Français (Prévisions 2025)</text:h>
      <text:section text:style-name="Sect1" text:name="p-c_e56272894ef3b125_aec389a1-d08e-46f7-9cc8-39daa8f49ae6-2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text:span text:style-name="Strong_20_Emphasis"><text:span text:style-name="T2">Indicateur</text:span></text:span></text:p>
              </table:table-cell>
              <table:table-cell table:style-name="Tableau1.A1" office:value-type="string">
                <text:p text:style-name="P5"><text:span text:style-name="Strong_20_Emphasis"><text:span text:style-name="T2">Valeur Estimée 2025</text:span></text:span></text:p>
              </table:table-cell>
              <table:table-cell table:style-name="Tableau1.A1" office:value-type="string">
                <text:p text:style-name="P5"><text:span text:style-name="Strong_20_Emphasis"><text:span text:style-name="T2">Tendance et Observations</text:span></text:span></text:p>
              </table:table-cell>
            </table:table-row>
          </table:table-header-rows>
          <table:table-row>
            <table:table-cell table:style-name="Tableau1.A1" office:value-type="string">
              <text:p text:style-name="P6">Chiffre d'affaires total</text:p>
            </table:table-cell>
            <table:table-cell table:style-name="Tableau1.A1" office:value-type="string">
              <text:p text:style-name="P6">2,9 milliards €</text:p>
            </table:table-cell>
            <table:table-cell table:style-name="Tableau1.A1" office:value-type="string">
              <text:p text:style-name="P7">Croissance annuelle de 3,0% à 5,7% <text:span text:style-name="T3"/></text:p>
            </table:table-cell>
          </table:table-row>
          <table:table-row>
            <table:table-cell table:style-name="Tableau1.A1" office:value-type="string">
              <text:p text:style-name="P6">Part de marché des pharmacies</text:p>
            </table:table-cell>
            <table:table-cell table:style-name="Tableau1.A1" office:value-type="string">
              <text:p text:style-name="P6">54%</text:p>
            </table:table-cell>
            <table:table-cell table:style-name="Tableau1.A1" office:value-type="string">
              <text:p text:style-name="P7">Canal de confiance dominant <text:span text:style-name="T3"/></text:p>
            </table:table-cell>
          </table:table-row>
          <table:table-row>
            <table:table-cell table:style-name="Tableau1.A1" office:value-type="string">
              <text:p text:style-name="P6">Profil des consommateurs</text:p>
            </table:table-cell>
            <table:table-cell table:style-name="Tableau1.A1" office:value-type="string">
              <text:p text:style-name="P6">56% de femmes (35-50 ans)</text:p>
            </table:table-cell>
            <table:table-cell table:style-name="Tableau1.A1" office:value-type="string">
              <text:p text:style-name="P7">Cœur de cible historique <text:span text:style-name="T3"/></text:p>
            </table:table-cell>
          </table:table-row>
          <table:table-row>
            <table:table-cell table:style-name="Tableau1.A1" office:value-type="string">
              <text:p text:style-name="P6">Croissance de la nutrition sportive</text:p>
            </table:table-cell>
            <table:table-cell table:style-name="Tableau1.A1" office:value-type="string">
              <text:p text:style-name="P6">+8,4%</text:p>
            </table:table-cell>
            <table:table-cell table:style-name="Tableau1.A1" office:value-type="string">
              <text:p text:style-name="P7">Segment le plus dynamique <text:span text:style-name="T3"/></text:p>
            </table:table-cell>
          </table:table-row>
          <table:table-row>
            <table:table-cell table:style-name="Tableau1.A1" office:value-type="string">
              <text:p text:style-name="P6">Intention d'achat Naturalité/Bio</text:p>
            </table:table-cell>
            <table:table-cell table:style-name="Tableau1.A1" office:value-type="string">
              <text:p text:style-name="P6">80%</text:p>
            </table:table-cell>
            <table:table-cell table:style-name="Tableau1.A1" office:value-type="string">
              <text:p text:style-name="P7">Exigence de transparence totale <text:span text:style-name="T3"/></text:p>
            </table:table-cell>
          </table:table-row>
          <table:table-row>
            <table:table-cell table:style-name="Tableau1.A1" office:value-type="string">
              <text:p text:style-name="P6">Nouveaux lancements (Pharmacie)</text:p>
            </table:table-cell>
            <table:table-cell table:style-name="Tableau1.A1" office:value-type="string">
              <text:p text:style-name="P6">1 600 produits (est.)</text:p>
            </table:table-cell>
            <table:table-cell table:style-name="Tableau1.A1" office:value-type="string">
              <text:p text:style-name="P7">Accélération de l'innovation selfcare <text:span text:style-name="T3"/></text:p>
            </table:table-cell>
          </table:table-row>
        </table:table>
        <text:p text:style-name="Text_20_body"/>
      </text:section>
      <text:p text:style-name="P3"><text:bookmark text:name="p-c_e56272894ef3b125_aec389a1-d08e-46f7-9cc8-39daa8f49ae6-28"/><text:soft-page-break/><text:span text:style-name="T1">La distribution reste dominée par le réseau officinal, qui capte plus de la moitié des ventes, confirmant que le conseil professionnel demeure un pilier de la réassurance consommateur. Cependant, l'émergence des modèles Direct-to-Consumer (D2C) et de l'e-commerce transforme les modalités d'accès, offrant une praticité et une personnalisation que les rayons physiques peinent parfois à égaler.</text:span></text:p>
      <text:h text:style-name="P2" text:outline-level="2">Analyse des Performances et de la Structure Financière de Cuure</text:h>
      <text:p text:style-name="P3"><text:bookmark text:name="p-c_e56272894ef3b125_aec389a1-d08e-46f7-9cc8-39daa8f49ae6-29"/><text:span text:style-name="T1">Cuure s'est imposée comme la référence européenne de la complémentation sur-mesure, transformant le modèle traditionnel de la vente de vitamines en une expérience de santé intégrée. En 2025, l'entreprise récolte les fruits d'une stratégie d'expansion agressive et d'une consolidation de ses parts de marché à l'échelle continentale.</text:span></text:p>
      <text:h text:style-name="P4" text:outline-level="3">Historique de Financement et Trajectoire de Croissance</text:h>
      <text:p text:style-name="P3"><text:bookmark text:name="p-c_e56272894ef3b125_aec389a1-d08e-46f7-9cc8-39daa8f49ae6-30"/><text:span text:style-name="T1">Depuis sa création par Hugo Facchin et Jules Marcilhacy, Cuure a suivi une trajectoire de financement ascendante, attirant des investisseurs stratégiques capables de soutenir une vision à long terme mêlant technologie et nutrition. Le tour de table initial en 2020 a posé les bases d'une infrastructure technologique robuste, tandis que les levées ultérieures ont permis l'internationalisation de la marque.</text:span></text:p>
      <text:section text:style-name="Sect1" text:name="p-c_e56272894ef3b125_aec389a1-d08e-46f7-9cc8-39daa8f49ae6-31">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5"><text:span text:style-name="Strong_20_Emphasis"><text:span text:style-name="T2">Date</text:span></text:span></text:p>
              </table:table-cell>
              <table:table-cell table:style-name="Tableau2.A1" office:value-type="string">
                <text:p text:style-name="P5"><text:span text:style-name="Strong_20_Emphasis"><text:span text:style-name="T2">Tour de Table</text:span></text:span></text:p>
              </table:table-cell>
              <table:table-cell table:style-name="Tableau2.A1" office:value-type="string">
                <text:p text:style-name="P5"><text:span text:style-name="Strong_20_Emphasis"><text:span text:style-name="T2">Montant</text:span></text:span></text:p>
              </table:table-cell>
              <table:table-cell table:style-name="Tableau2.A1" office:value-type="string">
                <text:p text:style-name="P5"><text:span text:style-name="Strong_20_Emphasis"><text:span text:style-name="T2">Investisseurs Clés</text:span></text:span></text:p>
              </table:table-cell>
            </table:table-row>
          </table:table-header-rows>
          <table:table-row>
            <table:table-cell table:style-name="Tableau2.A1" office:value-type="string">
              <text:p text:style-name="P6">Septembre 2020</text:p>
            </table:table-cell>
            <table:table-cell table:style-name="Tableau2.A1" office:value-type="string">
              <text:p text:style-name="P6">Seed</text:p>
            </table:table-cell>
            <table:table-cell table:style-name="Tableau2.A1" office:value-type="string">
              <text:p text:style-name="P6">1,8 M€</text:p>
            </table:table-cell>
            <table:table-cell table:style-name="Tableau2.A1" office:value-type="string">
              <text:p text:style-name="P7">Kima Ventures, Newfund <text:span text:style-name="T3"/></text:p>
            </table:table-cell>
          </table:table-row>
          <table:table-row>
            <table:table-cell table:style-name="Tableau2.A1" office:value-type="string">
              <text:p text:style-name="P6">Septembre 2022</text:p>
            </table:table-cell>
            <table:table-cell table:style-name="Tableau2.A1" office:value-type="string">
              <text:p text:style-name="P6">Series A</text:p>
            </table:table-cell>
            <table:table-cell table:style-name="Tableau2.A1" office:value-type="string">
              <text:p text:style-name="P6">~10 M€</text:p>
            </table:table-cell>
            <table:table-cell table:style-name="Tableau2.A1" office:value-type="string">
              <text:p text:style-name="P7">Capagro, Verlinvest, JamJar, Newfund <text:span text:style-name="T3"/></text:p>
            </table:table-cell>
          </table:table-row>
          <table:table-row>
            <table:table-cell table:style-name="Tableau2.A1" office:value-type="string">
              <text:p text:style-name="P6">Juin 2024</text:p>
            </table:table-cell>
            <table:table-cell table:style-name="Tableau2.A1" office:value-type="string">
              <text:p text:style-name="P6">Acquisition</text:p>
            </table:table-cell>
            <table:table-cell table:style-name="Tableau2.A1" office:value-type="string">
              <text:p text:style-name="P6">N/A</text:p>
            </table:table-cell>
            <table:table-cell table:style-name="Tableau2.A1" office:value-type="string">
              <text:p text:style-name="P7">Rachat de Compliment.me (Belgique) <text:span text:style-name="T3"/></text:p>
            </table:table-cell>
          </table:table-row>
          <table:table-row>
            <table:table-cell table:style-name="Tableau2.A1" office:value-type="string">
              <text:p text:style-name="P6">2025</text:p>
            </table:table-cell>
            <table:table-cell table:style-name="Tableau2.A1" office:value-type="string">
              <text:p text:style-name="P6">Series B (Est.)</text:p>
            </table:table-cell>
            <table:table-cell table:style-name="Tableau2.A1" office:value-type="string">
              <text:p text:style-name="P6">N/A</text:p>
            </table:table-cell>
            <table:table-cell table:style-name="Tableau2.A1" office:value-type="string">
              <text:p text:style-name="P7">Focus expansion Allemagne et Pays-Bas <text:span text:style-name="T3"/></text:p>
            </table:table-cell>
          </table:table-row>
        </table:table>
        <text:p text:style-name="Text_20_body"/>
      </text:section>
      <text:p text:style-name="P3"><text:bookmark text:name="p-c_e56272894ef3b125_aec389a1-d08e-46f7-9cc8-39daa8f49ae6-32"/><text:span text:style-name="T1">La valorisation de Cuure était estimée à environ 29,9 millions d'euros suite à sa Series A, un chiffre qui a significativement progressé en 2025 grâce à l'augmentation de sa base d'abonnés et à l'acquisition stratégique de son concurrent belge Compliment.me en juin 2024. Cette opération de croissance externe a permis à Cuure de revendiquer plus de 1 500 références de compléments alimentaires et de consolider un chiffre d'affaires qui atteignait déjà 12 millions d'euros en 2023.</text:span></text:p>
      <text:h text:style-name="P4" text:outline-level="3">Répartition Géographique et Dynamique de Clientèle</text:h>
      <text:p text:style-name="P8"><text:bookmark text:name="p-c_e56272894ef3b125_aec389a1-d08e-46f7-9cc8-39daa8f49ae6-33"/>En 2025, la structure des revenus de Cuure témoigne d'une réussite sur son marché domestique tout en ouvrant des relais de croissance internationaux solides. La base de données clients, estimée à plus de 93 000 abonnés actifs, montre une fidélité importante, mesurée par un Net Promoter Score (NPS) de 56, bien supérieur à la moyenne du secteur.</text:p>
      <text:list text:style-name="L1">
        <text:list-item>
          <text:p text:style-name="P9"><text:bookmark text:name="p-c_e56272894ef3b125_aec389a1-d08e-46f7-9cc8-39daa8f49ae6-34"/><text:soft-page-break/><text:span text:style-name="T4">Marché Français ($60\%$ du CA) :</text:span> La France demeure le bastion de l'entreprise, bénéficiant d'une fabrication locale et d'une image de marque forte associée à l'expertise scientifique nationale.</text:p>
        </text:list-item>
        <text:list-item>
          <text:p text:style-name="P9"><text:bookmark text:name="p-c_e56272894ef3b125_aec389a1-d08e-46f7-9cc8-39daa8f49ae6-35"/><text:span text:style-name="T4">Marché Italien ($20\%$ du CA) :</text:span> L'Italie représente le premier succès international majeur de Cuure, porté par une culture de la santé naturelle similaire à celle de la France.</text:p>
        </text:list-item>
        <text:list-item>
          <text:p text:style-name="P9"><text:bookmark text:name="p-c_e56272894ef3b125_aec389a1-d08e-46f7-9cc8-39daa8f49ae6-36"/><text:span text:style-name="T4">Expansion Européenne ($20\%$ du CA) :</text:span> La Belgique, les Pays-Bas et l'Allemagne constituent les nouveaux axes de développement prioritaires pour 2025, avec une volonté de s'imposer comme le "Amazon de la nutrition personnalisée" en Europe.</text:p>
        </text:list-item>
      </text:list>
      <text:h text:style-name="P2" text:outline-level="2">Innovation Produit et Écosystème de Santé : Le Lancement du FS-3B</text:h>
      <text:p text:style-name="P3"><text:bookmark text:name="p-c_e56272894ef3b125_aec389a1-d08e-46f7-9cc8-39daa8f49ae6-37"/><text:span text:style-name="T1">L'année 2025 est marquée par une rupture technologique chez Cuure avec le lancement, en avril, du </text:span><text:span text:style-name="T5">FS-3B (Full Spectrum Tribiotic)</text:span><text:span text:style-name="T1">. Ce produit illustre la transition de l'entreprise d'un simple distributeur vers un véritable laboratoire d'innovation propriétaire.</text:span></text:p>
      <text:h text:style-name="P4" text:outline-level="3">Le Concept de Tribiotique : Pré, Pro et Postbiotiques</text:h>
      <text:p text:style-name="P3"><text:bookmark text:name="p-c_e56272894ef3b125_aec389a1-d08e-46f7-9cc8-39daa8f49ae6-38"/><text:span text:style-name="T1">Le FS-3B ne se contente pas d'apporter des souches bactériennes (probiotiques), mais propose une synergie complète pour le microbiote. L'approche tribiotique combine trois dimensions : les prébiotiques (substrats nourrissant les bactéries), les probiotiques (micro-organismes vivants) et les postbiotiques (métabolites issus de la fermentation, agissant directement sur l'inflammation et l'immunité). Ce lancement répond à une demande croissante pour des solutions digestives de haute performance, segment qui affiche une croissance soutenue en 2025.</text:span></text:p>
      <text:h text:style-name="P4" text:outline-level="3">Personnalisation et Accompagnement Scientifique</text:h>
      <text:p text:style-name="P3"><text:bookmark text:name="p-c_e56272894ef3b125_aec389a1-d08e-46f7-9cc8-39daa8f49ae6-39"/><text:span text:style-name="T1">Le modèle de Cuure repose sur un diagnostic en ligne de 5 minutes qui, grâce à un algorithme développé par des nutritionnistes, pharmaciens et bio-ingénieurs, recommande une combinaison spécifique de vitamines, minéraux et plantes. En 2025, cette offre s'est enrichie de services d'accompagnement humain, incluant des consultations gratuites avec des nutritionnistes, renforçant la dimension de "service" par rapport au simple "produit".</text:span></text:p>
      <text:section text:style-name="Sect1" text:name="p-c_e56272894ef3b125_aec389a1-d08e-46f7-9cc8-39daa8f49ae6-40">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5"><text:span text:style-name="Strong_20_Emphasis"><text:span text:style-name="T2">Catégorie de Produit</text:span></text:span></text:p>
              </table:table-cell>
              <table:table-cell table:style-name="Tableau3.A1" office:value-type="string">
                <text:p text:style-name="P5"><text:span text:style-name="Strong_20_Emphasis"><text:span text:style-name="T2">Exemples d'Ingrédients (Cuure 2025)</text:span></text:span></text:p>
              </table:table-cell>
              <table:table-cell table:style-name="Tableau3.A1" office:value-type="string">
                <text:p text:style-name="P5"><text:span text:style-name="Strong_20_Emphasis"><text:span text:style-name="T2">Origine et Qualité</text:span></text:span></text:p>
              </table:table-cell>
            </table:table-row>
          </table:table-header-rows>
          <table:table-row>
            <table:table-cell table:style-name="Tableau3.A1" office:value-type="string">
              <text:p text:style-name="P10">Vitamines</text:p>
            </table:table-cell>
            <table:table-cell table:style-name="Tableau3.A1" office:value-type="string">
              <text:p text:style-name="P6">B12, C, D vegan, Mix Prénatal</text:p>
            </table:table-cell>
            <table:table-cell table:style-name="Tableau3.A1" office:value-type="string">
              <text:p text:style-name="P7">Formulations hautement biodisponibles <text:span text:style-name="T3"/></text:p>
            </table:table-cell>
          </table:table-row>
          <table:table-row>
            <table:table-cell table:style-name="Tableau3.A1" office:value-type="string">
              <text:p text:style-name="P10">Minéraux</text:p>
            </table:table-cell>
            <table:table-cell table:style-name="Tableau3.A1" office:value-type="string">
              <text:p text:style-name="P6">Magnésium, Zinc, Calcium Plus</text:p>
            </table:table-cell>
            <table:table-cell table:style-name="Tableau3.A1" office:value-type="string">
              <text:p text:style-name="P7">Sources marines et végétales <text:span text:style-name="T3"/></text:p>
            </table:table-cell>
          </table:table-row>
          <table:table-row>
            <table:table-cell table:style-name="Tableau3.A1" office:value-type="string">
              <text:p text:style-name="P10">Plantes</text:p>
            </table:table-cell>
            <table:table-cell table:style-name="Tableau3.A1" office:value-type="string">
              <text:p text:style-name="P6">Curcuma bio, Chardon-marie, Bacopa</text:p>
            </table:table-cell>
            <table:table-cell table:style-name="Tableau3.A1" office:value-type="string">
              <text:p text:style-name="P7">Extraits titrés en molécules actives <text:span text:style-name="T3"/></text:p>
            </table:table-cell>
          </table:table-row>
          <table:table-row>
            <table:table-cell table:style-name="Tableau3.A1" office:value-type="string">
              <text:p text:style-name="P10">Spécialités</text:p>
            </table:table-cell>
            <table:table-cell table:style-name="Tableau3.A1" office:value-type="string">
              <text:p text:style-name="P6">FS-3B, Omega-3, Collagène</text:p>
            </table:table-cell>
            <table:table-cell table:style-name="Tableau3.A1" office:value-type="string">
              <text:p text:style-name="P7">Innovation brevetée (FS-3B) <text:span text:style-name="T3"/></text:p>
            </table:table-cell>
          </table:table-row>
        </table:table>
        <text:p text:style-name="Text_20_body"/>
      </text:section>
      <text:p text:style-name="P8"><text:bookmark text:name="p-c_e56272894ef3b125_aec389a1-d08e-46f7-9cc8-39daa8f49ae6-41"/>La transparence reste un levier majeur de différenciation. Bien que certains critiques soulignent encore un manque de précision sur l'origine géographique exacte de certains <text:soft-page-break/>ingrédients secondaires, Cuure maintient un standard élevé en fabriquant ses packs en France et en Europe avec des laboratoires certifiés.</text:p>
      <text:h text:style-name="P2" text:outline-level="2">Analyse de la Stack Marketing et de la Stratégie d'Acquisition</text:h>
      <text:p text:style-name="P11">En 2025, la stratégie marketing de Cuure s'est adaptée aux mutations profondes de la recherche en ligne et de l'intelligence artificielle. L'entreprise utilise des outils de pointe pour optimiser son coût d'acquisition client (CAC) et maximiser la "Lifetime Value" (LTV).</text:p>
      <text:h text:style-name="P4" text:outline-level="3">Le Pivot vers le GEO (Generative Engine Optimization)</text:h>
      <text:p text:style-name="P3"><text:bookmark text:name="p-c_e56272894ef3b125_aec389a1-d08e-46f7-9cc8-39daa8f49ae6-42"/><text:span text:style-name="T1">L'un des enseignements majeurs des données SimilarWeb et Semrush en 2025 est l'importance croissante des moteurs de recherche génératifs (ChatGPT, Perplexity, Gemini). Près de $95\%$ des utilisateurs de ces IA continuent d'utiliser Google, créant un parcours de découverte multi-canal. Cuure a optimisé ses contenus pour apparaître dans les citations de ces assistants IA, captant ainsi un trafic qualifié avec des taux de conversion atteignant environ $7\%$.</text:span></text:p>
      <text:list text:style-name="L2">
        <text:list-item>
          <text:p text:style-name="P12"><text:bookmark text:name="p-c_e56272894ef3b125_aec389a1-d08e-46f7-9cc8-39daa8f49ae6-43"/><text:span text:style-name="T4">Acquisition via Semrush/SimilarWeb :</text:span> Cuure domine sur les mots-clés liés à la "vitamine personnalisée" et au "test nutritionnel". L'analyse des segments de trafic révèle une forte part de trafic direct et de recherche de marque, signe d'une notoriété installée.</text:p>
        </text:list-item>
        <text:list-item>
          <text:p text:style-name="P12"><text:bookmark text:name="p-c_e56272894ef3b125_aec389a1-d08e-46f7-9cc8-39daa8f49ae6-44"/><text:span text:style-name="T4">Social Commerce :</text:span> TikTok et Instagram restent les canaux privilégiés pour le haut du tunnel de conversion (Awareness), utilisant des contenus éducatifs créés par des experts et des influenceurs santé.</text:p>
        </text:list-item>
      </text:list>
      <text:h text:style-name="P4" text:outline-level="3">Stack Technologique : La Force du No-Code et de la Data</text:h>
      <text:p text:style-name="P3"><text:bookmark text:name="p-c_e56272894ef3b125_aec389a1-d08e-46f7-9cc8-39daa8f49ae6-45"/><text:span text:style-name="T1">L'infrastructure technique de Cuure repose sur la plateforme no-code Bubble, ce qui lui confère une agilité supérieure à ses concurrents traditionnels. Ce choix technologique permet une itération rapide du questionnaire de diagnostic et une personnalisation en temps réel de l'expérience utilisateur.</text:span></text:p>
      <text:section text:style-name="Sect1" text:name="p-c_e56272894ef3b125_aec389a1-d08e-46f7-9cc8-39daa8f49ae6-46">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5"><text:span text:style-name="Strong_20_Emphasis"><text:span text:style-name="T2">Outil / Plateforme</text:span></text:span></text:p>
              </table:table-cell>
              <table:table-cell table:style-name="Tableau4.A1" office:value-type="string">
                <text:p text:style-name="P5"><text:span text:style-name="Strong_20_Emphasis"><text:span text:style-name="T2">Fonctionnalité Clé</text:span></text:span></text:p>
              </table:table-cell>
              <table:table-cell table:style-name="Tableau4.A1" office:value-type="string">
                <text:p text:style-name="P5"><text:span text:style-name="Strong_20_Emphasis"><text:span text:style-name="T2">Impact Stratégique</text:span></text:span></text:p>
              </table:table-cell>
            </table:table-row>
          </table:table-header-rows>
          <table:table-row>
            <table:table-cell table:style-name="Tableau4.A1" office:value-type="string">
              <text:p text:style-name="P10">Bubble.io</text:p>
            </table:table-cell>
            <table:table-cell table:style-name="Tableau4.A1" office:value-type="string">
              <text:p text:style-name="P6">Moteur de l'application et du CRM</text:p>
            </table:table-cell>
            <table:table-cell table:style-name="Tableau4.A1" office:value-type="string">
              <text:p text:style-name="P7">Agilité et réduction des coûts de dév. <text:span text:style-name="T3"/></text:p>
            </table:table-cell>
          </table:table-row>
          <table:table-row>
            <table:table-cell table:style-name="Tableau4.A1" office:value-type="string">
              <text:p text:style-name="P10">Klaviyo</text:p>
            </table:table-cell>
            <table:table-cell table:style-name="Tableau4.A1" office:value-type="string">
              <text:p text:style-name="P6">Automatisation du marketing (Rétention)</text:p>
            </table:table-cell>
            <table:table-cell table:style-name="Tableau4.A1" office:value-type="string">
              <text:p text:style-name="P7">Campagnes d'emailing ultra-segmentées <text:span text:style-name="T3"/></text:p>
            </table:table-cell>
          </table:table-row>
          <table:table-row>
            <table:table-cell table:style-name="Tableau4.A1" office:value-type="string">
              <text:p text:style-name="P10">Segment</text:p>
            </table:table-cell>
            <table:table-cell table:style-name="Tableau4.A1" office:value-type="string">
              <text:p text:style-name="P6">Unification des données clients</text:p>
            </table:table-cell>
            <table:table-cell table:style-name="Tableau4.A1" office:value-type="string">
              <text:p text:style-name="P6">Vision 360° du parcours utilisateur</text:p>
            </table:table-cell>
          </table:table-row>
          <table:table-row>
            <table:table-cell table:style-name="Tableau4.A1" office:value-type="string">
              <text:p text:style-name="P10">SimilarWeb AI Agent</text:p>
            </table:table-cell>
            <table:table-cell table:style-name="Tableau4.A1" office:value-type="string">
              <text:p text:style-name="P6">Analyse de la visibilité Search</text:p>
            </table:table-cell>
            <table:table-cell table:style-name="Tableau4.A1" office:value-type="string">
              <text:p text:style-name="P7">Optimisation de la présence dans les IA <text:span text:style-name="T3"/></text:p>
            </table:table-cell>
          </table:table-row>
        </table:table>
        <text:p text:style-name="Text_20_body"/>
      </text:section>
      <text:p text:style-name="P8"><text:bookmark text:name="p-c_e56272894ef3b125_aec389a1-d08e-46f7-9cc8-39daa8f49ae6-47"/><text:soft-page-break/>L'utilisation de clusters dédiés sur Bubble permet à Cuure de gérer des volumes de trafic massifs, dépassant parfois les 30 millions de pages vues mensuelles, sans les contraintes de maintenance d'une infrastructure serveur classique.</text:p>
      <text:h text:style-name="P2" text:outline-level="2">Analyse Comparative du Tunnel de Conversion : Cuure, Zoe et Vitl</text:h>
      <text:p text:style-name="P11">Le questionnaire de recommandation constitue le cœur nucléaire du modèle de conversion pour les marques de nutrition personnalisée. Une comparaison minutieuse entre Cuure, Zoe.com (Royaume-Uni) et Vitl.com révèle des approches divergentes en termes de friction et de profondeur scientifique.</text:p>
      <text:h text:style-name="P4" text:outline-level="3">Cuure : L'Équilibre entre Rapidité et Crédibilité</text:h>
      <text:p text:style-name="P8"><text:bookmark text:name="p-c_e56272894ef3b125_aec389a1-d08e-46f7-9cc8-39daa8f49ae6-48"/>Le tunnel de Cuure est optimisé pour une conversion rapide. Avec environ 40 questions réparties sur 5 minutes, il offre une satisfaction immédiate par la recommandation instantanée.</text:p>
      <text:list text:style-name="L3">
        <text:list-item>
          <text:p text:style-name="P13"><text:bookmark text:name="p-c_e56272894ef3b125_aec389a1-d08e-46f7-9cc8-39daa8f49ae6-49"/><text:span text:style-name="T5">Points de Friction :</text:span><text:span text:style-name="T1"> La principale friction réside dans le passage au modèle d'abonnement, souvent perçu comme "caché" par une partie des nouveaux utilisateurs. De plus, le caractère déclaratif du test (sans analyse biologique immédiate) peut sembler moins "scientifique" aux yeux des consommateurs les plus exigeants.</text:span></text:p>
        </text:list-item>
      </text:list>
      <text:h text:style-name="P4" text:outline-level="3">Zoe.com : La "Deep Tech" Nutritionnelle</text:h>
      <text:p text:style-name="P8"><text:bookmark text:name="p-c_e56272894ef3b125_aec389a1-d08e-46f7-9cc8-39daa8f49ae6-50"/>Zoe propose une expérience radicalement différente, basée sur des tests biologiques réels (sang, microbiote, capteur de glucose en continu).</text:p>
      <text:list text:style-name="L4">
        <text:list-item>
          <text:p text:style-name="P14"><text:bookmark text:name="p-c_e56272894ef3b125_aec389a1-d08e-46f7-9cc8-39daa8f49ae6-51"/><text:span text:style-name="T5">Points de Friction :</text:span><text:span text:style-name="T1"> Le coût d'entrée est prohibitif pour le grand public, atteignant plusieurs centaines d'euros. La complexité logistique (renvoyer des échantillons biologiques) et l'irritation physique causée par le capteur de glucose constituent des barrières majeures. Le tunnel est long, car les résultats définitifs prennent plusieurs semaines à arriver.</text:span></text:p>
        </text:list-item>
      </text:list>
      <text:h text:style-name="P4" text:outline-level="3">Vitl.com : L'Approche Hybride</text:h>
      <text:p text:style-name="P8"><text:bookmark text:name="p-c_e56272894ef3b125_aec389a1-d08e-46f7-9cc8-39daa8f49ae6-52"/>Vitl se positionne à mi-chemin, proposant des questionnaires gratuits mais aussi des tests ADN et sanguins optionnels.</text:p>
      <text:list text:style-name="L5">
        <text:list-item>
          <text:p text:style-name="P15"><text:bookmark text:name="p-c_e56272894ef3b125_aec389a1-d08e-46f7-9cc8-39daa8f49ae6-53"/><text:span text:style-name="T5">Points de Friction :</text:span><text:span text:style-name="T1"> Le manque de flexibilité sur les données ADN (impossibilité d'importer ses propres données 23andMe) et une interface parfois jugée moins intuitive que celle de Cuure. Une étude a également pointé que le quiz Vitl pouvait recommander des produits identiques à des profils différents, affaiblissant la promesse de personnalisation.</text:span></text:p>
        </text:list-item>
      </text:list>
      <text:h text:style-name="P4" text:outline-level="3">Tableau Comparatif des Tunnels de Recommandation</text:h>
      <text:section text:style-name="Sect1" text:name="p-c_e56272894ef3b125_aec389a1-d08e-46f7-9cc8-39daa8f49ae6-54">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5"><text:span text:style-name="Strong_20_Emphasis"><text:span text:style-name="T2">Critère</text:span></text:span></text:p>
              </table:table-cell>
              <table:table-cell table:style-name="Tableau5.A1" office:value-type="string">
                <text:p text:style-name="P5"><text:span text:style-name="Strong_20_Emphasis"><text:span text:style-name="T2">Cuure</text:span></text:span></text:p>
              </table:table-cell>
              <table:table-cell table:style-name="Tableau5.A1" office:value-type="string">
                <text:p text:style-name="P5"><text:span text:style-name="Strong_20_Emphasis"><text:span text:style-name="T2">Zoe</text:span></text:span></text:p>
              </table:table-cell>
              <table:table-cell table:style-name="Tableau5.A1" office:value-type="string">
                <text:p text:style-name="P5"><text:span text:style-name="Strong_20_Emphasis"><text:span text:style-name="T2">Vitl</text:span></text:span></text:p>
              </table:table-cell>
            </table:table-row>
          </table:table-header-rows>
          <table:table-row>
            <table:table-cell table:style-name="Tableau5.A1" office:value-type="string">
              <text:p text:style-name="P10">Temps de complétion</text:p>
            </table:table-cell>
            <table:table-cell table:style-name="Tableau5.A1" office:value-type="string">
              <text:p text:style-name="P7">5 minutes <text:span text:style-name="T3"/></text:p>
            </table:table-cell>
            <table:table-cell table:style-name="Tableau5.A1" office:value-type="string">
              <text:p text:style-name="P7">Plusieurs semaines <text:span text:style-name="T3"/></text:p>
            </table:table-cell>
            <table:table-cell table:style-name="Tableau5.A1" office:value-type="string">
              <text:p text:style-name="P7">5-10 minutes (quiz) <text:span text:style-name="T3"/></text:p>
            </table:table-cell>
          </table:table-row>
          <table:table-row>
            <table:table-cell table:style-name="Tableau5.A1" office:value-type="string">
              <text:p text:style-name="P10">Base scientifique</text:p>
            </table:table-cell>
            <table:table-cell table:style-name="Tableau5.A1" office:value-type="string">
              <text:p text:style-name="P7">Déclaratif (Lifestyle) <text:span text:style-name="T3"/></text:p>
            </table:table-cell>
            <table:table-cell table:style-name="Tableau5.A1" office:value-type="string">
              <text:p text:style-name="P7">Biologique (CGM, Selles) <text:span text:style-name="T3"/></text:p>
            </table:table-cell>
            <table:table-cell table:style-name="Tableau5.A1" office:value-type="string">
              <text:p text:style-name="P7">Mixte (Quiz, ADN, Sang) <text:span text:style-name="T3"/></text:p>
            </table:table-cell>
          </table:table-row>
          <text:soft-page-break/>
          <table:table-row>
            <table:table-cell table:style-name="Tableau5.A1" office:value-type="string">
              <text:p text:style-name="P10">Accessibilité prix</text:p>
            </table:table-cell>
            <table:table-cell table:style-name="Tableau5.A1" office:value-type="string">
              <text:p text:style-name="P7">Haute (~35€/mois) <text:span text:style-name="T3"/></text:p>
            </table:table-cell>
            <table:table-cell table:style-name="Tableau5.A1" office:value-type="string">
              <text:p text:style-name="P7">Basse (Premium/Luxe) <text:span text:style-name="T3"/></text:p>
            </table:table-cell>
            <table:table-cell table:style-name="Tableau5.A1" office:value-type="string">
              <text:p text:style-name="P7">Moyenne (Variable) <text:span text:style-name="T3"/></text:p>
            </table:table-cell>
          </table:table-row>
          <table:table-row>
            <table:table-cell table:style-name="Tableau5.A1" office:value-type="string">
              <text:p text:style-name="P10">Friction logistique</text:p>
            </table:table-cell>
            <table:table-cell table:style-name="Tableau5.A1" office:value-type="string">
              <text:p text:style-name="P6">Nulle (Digital)</text:p>
            </table:table-cell>
            <table:table-cell table:style-name="Tableau5.A1" office:value-type="string">
              <text:p text:style-name="P7">Haute (Tests labo) <text:span text:style-name="T3"/></text:p>
            </table:table-cell>
            <table:table-cell table:style-name="Tableau5.A1" office:value-type="string">
              <text:p text:style-name="P7">Moyenne (Kits tests) <text:span text:style-name="T3"/></text:p>
            </table:table-cell>
          </table:table-row>
          <table:table-row>
            <table:table-cell table:style-name="Tableau5.A1" office:value-type="string">
              <text:p text:style-name="P10">Rétention</text:p>
            </table:table-cell>
            <table:table-cell table:style-name="Tableau5.A1" office:value-type="string">
              <text:p text:style-name="P6">Haute (Application/Reminder)</text:p>
            </table:table-cell>
            <table:table-cell table:style-name="Tableau5.A1" office:value-type="string">
              <text:p text:style-name="P7">Moyenne (Après tests) <text:span text:style-name="T3"/></text:p>
            </table:table-cell>
            <table:table-cell table:style-name="Tableau5.A1" office:value-type="string">
              <text:p text:style-name="P6">Moyenne</text:p>
            </table:table-cell>
          </table:table-row>
        </table:table>
        <text:p text:style-name="Text_20_body"/>
      </text:section>
      <text:h text:style-name="P2" text:outline-level="2">Analyse des Retours Utilisateurs et Axes d'Optimisation Produit</text:h>
      <text:p text:style-name="P11">L'examen des avis Trustpilot et App Store pour l'année 2025 révèle des tendances claires sur la perception de la marque Cuure et les points de douleur subsistants.</text:p>
      <text:h text:style-name="P4" text:outline-level="3">Points Forts et Facteurs de Satisfaction</text:h>
      <text:p text:style-name="P3"><text:bookmark text:name="p-c_e56272894ef3b125_aec389a1-d08e-46f7-9cc8-39daa8f49ae6-55"/><text:span text:style-name="T1">Les utilisateurs louent quasi-unanimement la simplicité de l'interface, la personnalisation esthétique des sachets (nom inscrit sur chaque sachet quotidien) et l'efficacité ressentie sur le long terme pour des problématiques comme le sommeil ou l'acné. Le service client "humain" (non-IA pour les requêtes complexes) est également cité comme un atout majeur de réassurance.</text:span></text:p>
      <text:h text:style-name="P4" text:outline-level="3">Faiblesses et Friction identifiées par les Avis Négatifs</text:h>
      <text:p text:style-name="P16">L'analyse des sentiments négatifs permet de dégager quatre axes de mécontentement principaux qui entravent la croissance :</text:p>
      <text:list text:style-name="L6">
        <text:list-item>
          <text:p text:style-name="P17"><text:bookmark text:name="p-c_e56272894ef3b125_aec389a1-d08e-46f7-9cc8-39daa8f49ae6-56"/><text:span text:style-name="T4">Transparence de l'Engagement :</text:span> Un nombre significatif d'avis négatifs mentionne une confusion entre l'achat unique et l'abonnement récurrent. "Le client ne comprend pas forcément que c'est un abonnement", ce qui génère un sentiment de tromperie lors du deuxième prélèvement.</text:p>
        </text:list-item>
        <text:list-item>
          <text:p text:style-name="P17"><text:bookmark text:name="p-c_e56272894ef3b125_aec389a1-d08e-46f7-9cc8-39daa8f49ae6-57"/><text:span text:style-name="T4">Problématiques de Livraison (Apple Pay) :</text:span> Un bug récurrent est identifié lors de l'utilisation d'Apple Pay, où l'adresse de livraison est écrasée par l'adresse de facturation par défaut du portefeuille numérique.</text:p>
        </text:list-item>
        <text:list-item>
          <text:p text:style-name="P17"><text:bookmark text:name="p-c_e56272894ef3b125_aec389a1-d08e-46f7-9cc8-39daa8f49ae6-58"/><text:span text:style-name="T4">Précision des Ingrédients :</text:span> Les utilisateurs les plus avertis (profils experts ou pharmaciens) regrettent le manque d'informations sur le poids moléculaire du collagène ou le titrage exact de certains extraits de plantes.</text:p>
        </text:list-item>
        <text:list-item>
          <text:p text:style-name="P17"><text:bookmark text:name="p-c_e56272894ef3b125_aec389a1-d08e-46f7-9cc8-39daa8f49ae6-59"/><text:span text:style-name="T4">Expérience de Désabonnement :</text:span> Bien que facilité par l'application, le processus de résiliation peut générer des frustrations si le prélèvement suivant est déjà en cours de préparation logistique, entraînant un sentiment d'impuissance financière.</text:p>
        </text:list-item>
      </text:list>
      <text:h text:style-name="P4" text:outline-level="3">Recommandations et Axes d'Optimisation</text:h>
      <text:p text:style-name="P16">Sur la base de ces analyses, plusieurs optimisations stratégiques s'imposent pour Cuure en 2026 :</text:p>
      <text:list text:style-name="L7">
        <text:list-item>
          <text:p text:style-name="P18"><text:soft-page-break/><text:span text:style-name="T5">Révision de l'UX de Checkout :</text:span> Intégrer une fenêtre de confirmation explicite "Ceci est un abonnement mensuel" avec un bouton de validation dédié, pour éliminer les avis négatifs liés à la surprise du prélèvement.</text:p>
        </text:list-item>
        <text:list-item>
          <text:p text:style-name="P19"><text:bookmark text:name="p-c_e56272894ef3b125_aec389a1-d08e-46f7-9cc8-39daa8f49ae6-60"/><text:span text:style-name="T4">Résolution Technique Apple Pay :</text:span> Implémenter une vérification forcée de l'adresse de livraison après l'authentification Apple Pay pour éviter les erreurs d'expédition qui coûtent cher en logistique et en satisfaction client.</text:p>
        </text:list-item>
        <text:list-item>
          <text:p text:style-name="P19"><text:bookmark text:name="p-c_e56272894ef3b125_aec389a1-d08e-46f7-9cc8-39daa8f49ae6-61"/><text:span text:style-name="T4">Enrichissement de la Transparence Scientifique :</text:span> Ajouter sur les fiches produits digitales le détail des molécules actives (ex: taux de curcuminoïdes, taux de magnésium élément) pour satisfaire une clientèle de plus en plus éduquée.</text:p>
        </text:list-item>
        <text:list-item>
          <text:p text:style-name="P19"><text:bookmark text:name="p-c_e56272894ef3b125_aec389a1-d08e-46f7-9cc8-39daa8f49ae6-62"/><text:span text:style-name="T4">Hybridation avec la Biologie :</text:span> Pour concurrencer Zoe et Vitl sur le segment "High-End", Cuure pourrait introduire une option de test sanguin simplifié (bilan micronutritionnel) une fois par an, intégré dans le prix de l'abonnement annuel.</text:p>
        </text:list-item>
      </text:list>
      <text:h text:style-name="P2" text:outline-level="2">Perspectives et Prospective : Le Marché de la Nutraceutique vers 2030</text:h>
      <text:p text:style-name="P8"><text:bookmark text:name="p-c_e56272894ef3b125_aec389a1-d08e-46f7-9cc8-39daa8f49ae6-63"/>L'horizon 2030 pour la nutraceutique personnalisée s'annonce marqué par une intégration de plus en plus étroite avec les technologies "Omics" et les objets connectés (wearables).</text:p>
      <text:h text:style-name="P4" text:outline-level="3">Vers une Nutrition de Précision Scalable</text:h>
      <text:p text:style-name="P3"><text:bookmark text:name="p-c_e56272894ef3b125_aec389a1-d08e-46f7-9cc8-39daa8f49ae6-64"/><text:span text:style-name="T1">Le marché mondial de la nutrition personnalisée devrait atteindre 30,94 milliards de dollars d'ici 2030, avec un taux de croissance annuel de $14,4\%$. Cette croissance sera portée par les outils numériques qui rendent la personnalisation accessible au plus grand nombre, sortant du segment "luxe" pour devenir un standard de consommation.</text:span></text:p>
      <text:list text:style-name="L8">
        <text:list-item>
          <text:p text:style-name="P20"><text:bookmark text:name="p-c_e56272894ef3b125_aec389a1-d08e-46f7-9cc8-39daa8f49ae6-65"/><text:span text:style-name="T4">L'Opportunité de l'IA Générative :</text:span> L'IA permettra de passer de questionnaires statiques à des recommandations adaptatives en temps réel, basées sur les données des montres connectées (sommeil, activité, fréquence cardiaque).</text:p>
        </text:list-item>
        <text:list-item>
          <text:p text:style-name="P21"><text:bookmark text:name="p-c_e56272894ef3b125_aec389a1-d08e-46f7-9cc8-39daa8f49ae6-66"/><text:span text:style-name="T5">Défis Réglementaires et Culturels :</text:span><text:span text:style-name="T1"> Le passage des frontières reste complexe en raison des disparités de réglementation sur les dosages autorisés d'un pays à l'autre de l'UE. Cuure devra naviguer dans ces eaux pour réussir son expansion en Allemagne et aux Pays-Bas.</text:span></text:p>
        </text:list-item>
        <text:list-item>
          <text:p text:style-name="P20"><text:bookmark text:name="p-c_e56272894ef3b125_aec389a1-d08e-46f7-9cc8-39daa8f49ae6-67"/><text:span text:style-name="T4">Le Rôle des Pharmacies :</text:span> Bien que D2C à l'origine, les marques comme Cuure ont tout intérêt à développer des partenariats hybrides avec les officines physiques, qui restent le premier point de contact pour $54\%$ des acheteurs de compléments.</text:p>
        </text:list-item>
      </text:list>
      <text:p text:style-name="P11">En conclusion, Cuure se trouve en 2025 dans une position de force, portée par une innovation produit solide (FS-3B), une maîtrise technologique unique (Bubble.io) et une stratégie marketing alignée sur les nouvelles ères de l'IA (GEO). Sa capacité à résoudre les frictions liées à la transparence de l'abonnement et à enrichir sa base de données par des biomarqueurs sera déterminante pour sa domination future sur le marché européen de la santé personnalisé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0T17:40:40.644783400</meta:creation-date>
    <dc:date>2026-02-20T17:40:52.833520300</dc:date>
    <meta:editing-duration>PT12S</meta:editing-duration>
    <meta:editing-cycles>1</meta:editing-cycles>
    <meta:document-statistic meta:table-count="5" meta:image-count="0" meta:object-count="0" meta:page-count="7" meta:paragraph-count="163" meta:word-count="2361" meta:character-count="16168" meta:non-whitespace-character-count="13960"/>
    <meta:generator>LibreOffice/25.8.3.2$Windows_X86_64 LibreOffice_project/8ca8d55c161d602844f5428fa4b58097424e324e</meta:generator>
  </office:meta>
</office:document-meta>
</file>